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Frutiger Light Condensed"/>
    </style:style>
    <style:style style:name="P3" style:family="paragraph">
      <style:text-properties style:font-name="Frutiger Light Condense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5cm" fo:margin-bottom="0cm"/>
      <style:text-properties style:font-name="Frutiger Light Condens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utiger Light Condense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undations of renderin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Cornerstones of image synthesi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3D scene</text:p>
              </text:list-item>
              <text:list-item>
                <text:p text:style-name="P3"><text:span text:style-name="T1">Rendering</text:span></text:p>
              </text:list-item>
              <text:list-item>
                <text:p text:style-name="P3">Raster im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Recap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In previous lectures we have discussed how to model elements of 3D scene:</text:p>
                <text:list>
                  <text:list-item>
                    <text:p text:style-name="P3">3D model</text:p>
                  </text:list-item>
                  <text:list-item>
                    <text:p text:style-name="P3">Light</text:p>
                  </text:list-item>
                  <text:list-item>
                    <text:p text:style-name="P3">Camera</text:p>
                  </text:list-item>
                </text:list>
              </text:list-item>
              <text:list-item>
                <text:p text:style-name="P3">Now, we will discuss how to combine scene elements to simulate interaction of light to create an imag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Rendering: intui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hotography: Taking a photo from a real world:</text:p>
                <text:list>
                  <text:list-item>
                    <text:p text:style-name="P3">Light source is emitting light into the space</text:p>
                  </text:list-item>
                  <text:list-item>
                    <text:p text:style-name="P3">Light travels through space and interacts with objects</text:p>
                  </text:list-item>
                  <text:list-item>
                    <text:p text:style-name="P3">Small portion of that light falls into camera, where image is created</text:p>
                  </text:list-item>
                </text:list>
              </text:list-item>
              <text:list-item>
                <text:p text:style-name="P3">Physics: Interaction of light with objects in space and camera is well described in physics (wave and geometrical optics).</text:p>
              </text:list-item>
              <text:list-item>
                <text:p text:style-name="P3">Rendering is computer graphics tool which simulates light transport and interaction of light with objects in order to create an image.</text:p>
                <text:list>
                  <text:list-item>
                    <text:p>It creates viewable 2D image from 3D scen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Rendering task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In order to create an image from 3D scene, rendering algorithm must answer:</text:p>
                <text:list>
                  <text:list-item>
                    <text:p text:style-name="P3">Visibility</text:p>
                  </text:list-item>
                  <text:list-item>
                    <text:p text:style-name="P3">Light transport</text:p>
                  </text:list-item>
                  <text:list-item>
                    <text:p text:style-name="P3">Sha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Visibility: </text:span>high leve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Light transport: high leve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Shading: high leve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Practical rendering approache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3">Two main practical rendering approaches are:</text:p>
            <text:list text:style-name="L2">
              <text:list-item>
                <text:p text:style-name="P3">Ray-tracing based rendering</text:p>
              </text:list-item>
            </text:list>
            <text:list text:style-name="L3">
              <text:list-item>
                <text:p text:style-name="P6"><text:span text:style-name="T3">Rasterization based render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2:46:37.428416766</meta:creation-date>
    <meta:generator>LibreOffice/6.4.7.2$Linux_X86_64 LibreOffice_project/40$Build-2</meta:generator>
    <dc:date>2022-11-20T13:04:01.294450098</dc:date>
    <meta:editing-duration>PT17M13S</meta:editing-duration>
    <meta:editing-cycles>18</meta:editing-cycles>
    <meta:document-statistic meta:object-count="61"/>
  </office:meta>
</office:document-meta>
</file>